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ROOM NUMBER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B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1:49:39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9:56:47.476000000</meta:creation-date>
    <dc:date>2016-02-28T22:01:18.114000000</dc:date>
    <meta:editing-duration>PT14M41S</meta:editing-duration>
    <meta:editing-cycles>2</meta:editing-cycles>
    <meta:generator>LibreOffice/5.0.3.2$Windows_x86 LibreOffice_project/e5f16313668ac592c1bfb310f4390624e3dbfb75</meta:generator>
    <meta:document-statistic meta:table-count="1" meta:cell-count="34" meta:object-count="0"/>
  </office:meta>
</office:document-meta>
</file>